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93mm"/>
    </style:style>
    <style:style style:name="co3" style:family="table-column">
      <style:table-column-properties fo:break-before="auto" style:column-width="49.53mm"/>
    </style:style>
    <style:style style:name="co4" style:family="table-column">
      <style:table-column-properties fo:break-before="auto" style:column-width="93.29mm"/>
    </style:style>
    <style:style style:name="co5" style:family="table-column">
      <style:table-column-properties fo:break-before="auto" style:column-width="67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owpass</text:p>
          </table:table-cell>
          <table:table-cell office:value-type="string" calcext:value-type="string">
            <text:p>55MHz</text:p>
          </table:table-cell>
          <table:table-cell table:number-columns-repeated="3"/>
          <table:table-cell office:value-type="string" calcext:value-type="string">
            <text:p>x2</text:p>
          </table:table-cell>
          <table:table-cell/>
          <table:table-cell office:value-type="string" calcext:value-type="string">
            <text:p>lowpass</text:p>
          </table:table-cell>
        </table:table-row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FR</text:p>
          </table:table-cell>
          <table:table-cell office:value-type="string" calcext:value-type="string">
            <text:p>x2</text:p>
          </table:table-cell>
          <table:table-cell/>
          <table:table-cell office:value-type="string" calcext:value-type="string">
            <text:p>Q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0nH</text:p>
          </table:table-cell>
          <table:table-cell table:number-columns-repeated="2"/>
          <table:table-cell office:value-type="string" calcext:value-type="string">
            <text:p>CE201210-R15J</text:p>
          </table:table-cell>
          <table:table-cell table:formula="of:=[.H3]*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0nH</text:p>
          </table:table-cell>
          <table:table-cell table:number-columns-repeated="2"/>
          <table:table-cell office:value-type="string" calcext:value-type="string">
            <text:p>CE201210-R10J</text:p>
          </table:table-cell>
          <table:table-cell table:formula="of:=[.H4]*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0pF</text:p>
          </table:table-cell>
          <table:table-cell table:number-columns-repeated="2"/>
          <table:table-cell office:value-type="string" calcext:value-type="string">
            <text:p>GRM2165C2A111JA01D</text:p>
          </table:table-cell>
          <table:table-cell table:formula="of:=[.H5]*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0pF</text:p>
          </table:table-cell>
          <table:table-cell table:number-columns-repeated="2"/>
          <table:table-cell office:value-type="string" calcext:value-type="string">
            <text:p>GRM2165C1H131JA01D</text:p>
          </table:table-cell>
          <table:table-cell table:formula="of:=[.H6]*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1pF</text:p>
          </table:table-cell>
          <table:table-cell table:number-columns-repeated="2"/>
          <table:table-cell office:value-type="string" calcext:value-type="string">
            <text:p>C0805C910J5GACTU</text:p>
          </table:table-cell>
          <table:table-cell table:formula="of:=[.H7]*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pF</text:p>
          </table:table-cell>
          <table:table-cell table:number-columns-repeated="2"/>
          <table:table-cell office:value-type="string" calcext:value-type="string">
            <text:p>VJ0805A120GXAPW1BC</text:p>
          </table:table-cell>
          <table:table-cell table:formula="of:=[.H8]*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6pF</text:p>
          </table:table-cell>
          <table:table-cell table:number-columns-repeated="2"/>
          <table:table-cell office:value-type="string" calcext:value-type="string">
            <text:p>C0805C560J5GACTU</text:p>
          </table:table-cell>
          <table:table-cell table:formula="of:=[.H9]*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9pF</text:p>
          </table:table-cell>
          <table:table-cell table:number-columns-repeated="2"/>
          <table:table-cell office:value-type="string" calcext:value-type="string">
            <text:p>C0805C390J5GACTU</text:p>
          </table:table-cell>
          <table:table-cell table:formula="of:=[.H10]*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pass</text:p>
          </table:table-cell>
          <table:table-cell office:value-type="string" calcext:value-type="string">
            <text:p>60MHz</text:p>
          </table:table-cell>
          <table:table-cell table:number-columns-repeated="3"/>
          <table:table-cell table:formula="of:=[.H11]*2" office:value-type="string" office:string-value="" calcext:value-type="error">
            <text:p>#ARG!</text:p>
          </table:table-cell>
          <table:table-cell/>
          <table:table-cell office:value-type="string" calcext:value-type="string">
            <text:p>lowpass</text:p>
          </table:table-cell>
        </table:table-row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FR</text:p>
          </table:table-cell>
          <table:table-cell table:formula="of:=[.H12]*2" office:value-type="string" office:string-value="" calcext:value-type="error">
            <text:p>#ARG!</text:p>
          </table:table-cell>
          <table:table-cell/>
          <table:table-cell office:value-type="string" calcext:value-type="string">
            <text:p>Q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0nH</text:p>
          </table:table-cell>
          <table:table-cell table:number-columns-repeated="2"/>
          <table:table-cell office:value-type="string" calcext:value-type="string">
            <text:p>CE201210-R12J</text:p>
          </table:table-cell>
          <table:table-cell table:formula="of:=[.H13]*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8nH</text:p>
          </table:table-cell>
          <table:table-cell table:number-columns-repeated="2"/>
          <table:table-cell office:value-type="string" calcext:value-type="string">
            <text:p>CE201210-68NJ</text:p>
          </table:table-cell>
          <table:table-cell table:formula="of:=[.H14]*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2nH</text:p>
          </table:table-cell>
          <table:table-cell table:number-columns-repeated="2"/>
          <table:table-cell office:value-type="string" calcext:value-type="string">
            <text:p>CE201210-82NJ</text:p>
          </table:table-cell>
          <table:table-cell table:formula="of:=[.H15]*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pF</text:p>
          </table:table-cell>
          <table:table-cell table:number-columns-repeated="2"/>
          <table:table-cell office:value-type="string" calcext:value-type="string">
            <text:p>VJ0805A180GXACW1BC</text:p>
          </table:table-cell>
          <table:table-cell table:formula="of:=[.H16]*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1pF</text:p>
          </table:table-cell>
          <table:table-cell table:number-columns-repeated="2"/>
          <table:table-cell office:value-type="string" calcext:value-type="string">
            <text:p>C0805C910J5GACTU</text:p>
          </table:table-cell>
          <table:table-cell table:formula="of:=[.H17]*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2pF</text:p>
          </table:table-cell>
          <table:table-cell table:number-columns-repeated="2"/>
          <table:table-cell office:value-type="string" calcext:value-type="string">
            <text:p>08051A620JAT2A</text:p>
          </table:table-cell>
          <table:table-cell table:formula="of:=[.H18]*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0pF</text:p>
          </table:table-cell>
          <table:table-cell table:number-columns-repeated="2"/>
          <table:table-cell office:value-type="string" calcext:value-type="string">
            <text:p>VJ0805A101JXBMC</text:p>
          </table:table-cell>
          <table:table-cell table:formula="of:=[.H19]*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pass</text:p>
          </table:table-cell>
          <table:table-cell office:value-type="string" calcext:value-type="string">
            <text:p>1MHz</text:p>
          </table:table-cell>
          <table:table-cell table:number-columns-repeated="3"/>
          <table:table-cell table:formula="of:=[.H20]*2" office:value-type="string" office:string-value="" calcext:value-type="error">
            <text:p>#ARG!</text:p>
          </table:table-cell>
          <table:table-cell/>
          <table:table-cell office:value-type="string" calcext:value-type="string">
            <text:p>lowpass</text:p>
          </table:table-cell>
        </table:table-row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FR</text:p>
          </table:table-cell>
          <table:table-cell table:formula="of:=[.H21]*2" office:value-type="string" office:string-value="" calcext:value-type="error">
            <text:p>#ARG!</text:p>
          </table:table-cell>
          <table:table-cell/>
          <table:table-cell office:value-type="string" calcext:value-type="string">
            <text:p>Qt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uH</text:p>
          </table:table-cell>
          <table:table-cell table:number-columns-repeated="2"/>
          <table:table-cell office:value-type="string" calcext:value-type="string">
            <text:p>LBR2012T100K</text:p>
          </table:table-cell>
          <table:table-cell table:formula="of:=[.H22]*2"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0pF</text:p>
          </table:table-cell>
          <table:table-cell table:number-columns-repeated="2"/>
          <table:table-cell office:value-type="string" calcext:value-type="string">
            <text:p>GRM2165C1H131JA01D</text:p>
          </table:table-cell>
          <table:table-cell table:formula="of:=[.H23]*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20pF</text:p>
          </table:table-cell>
          <table:table-cell table:number-columns-repeated="2"/>
          <table:table-cell office:value-type="string" calcext:value-type="string">
            <text:p>GRM2165C1H621JA01D</text:p>
          </table:table-cell>
          <table:table-cell table:formula="of:=[.H24]*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30pF</text:p>
          </table:table-cell>
          <table:table-cell table:number-columns-repeated="2"/>
          <table:table-cell office:value-type="string" calcext:value-type="string">
            <text:p>GRM2165C2A431JA01D</text:p>
          </table:table-cell>
          <table:table-cell table:formula="of:=[.H25]*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100pF</text:p>
          </table:table-cell>
          <table:table-cell table:number-columns-repeated="2"/>
          <table:table-cell office:value-type="string" calcext:value-type="string">
            <text:p>GRM2195C1H512JA01D</text:p>
          </table:table-cell>
          <table:table-cell table:formula="of:=[.H26]*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500pF</text:p>
          </table:table-cell>
          <table:table-cell table:number-columns-repeated="2"/>
          <table:table-cell office:value-type="string" calcext:value-type="string">
            <text:p>GRM2195C1H752JA01D</text:p>
          </table:table-cell>
          <table:table-cell table:formula="of:=[.H27]*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pass</text:p>
          </table:table-cell>
          <table:table-cell office:value-type="string" calcext:value-type="string">
            <text:p>1MHz</text:p>
          </table:table-cell>
          <table:table-cell office:value-type="string" calcext:value-type="string">
            <text:p>butterworth</text:p>
          </table:table-cell>
          <table:table-cell table:number-columns-repeated="2"/>
          <table:table-cell table:formula="of:=[.H28]*2" office:value-type="string" office:string-value="" calcext:value-type="error">
            <text:p>#ARG!</text:p>
          </table:table-cell>
          <table:table-cell/>
          <table:table-cell office:value-type="string" calcext:value-type="string">
            <text:p>lowpass</text:p>
          </table:table-cell>
        </table:table-row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FR</text:p>
          </table:table-cell>
          <table:table-cell table:formula="of:=[.H29]*2" office:value-type="string" office:string-value="" calcext:value-type="error">
            <text:p>#ARG!</text:p>
          </table:table-cell>
          <table:table-cell/>
          <table:table-cell office:value-type="string" calcext:value-type="string">
            <text:p>Qt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uH</text:p>
          </table:table-cell>
          <table:table-cell table:number-columns-repeated="2"/>
          <table:table-cell office:value-type="string" calcext:value-type="string">
            <text:p>LBR2012T100K</text:p>
          </table:table-cell>
          <table:table-cell table:formula="of:=[.H30]*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formula="of:=[.H31]*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200pF</text:p>
          </table:table-cell>
          <table:table-cell table:number-columns-repeated="2"/>
          <table:table-cell office:value-type="string" calcext:value-type="string">
            <text:p>GRM2195C1H622JA01D</text:p>
          </table:table-cell>
          <table:table-cell table:formula="of:=[.H32]*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00pF</text:p>
          </table:table-cell>
          <table:table-cell table:number-columns-repeated="2"/>
          <table:table-cell office:value-type="string" calcext:value-type="string">
            <text:p>GRM1555C1H102JA01D</text:p>
          </table:table-cell>
          <table:table-cell table:formula="of:=[.H33]*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pass</text:p>
          </table:table-cell>
          <table:table-cell office:value-type="string" calcext:value-type="string">
            <text:p>60Mhz</text:p>
          </table:table-cell>
          <table:table-cell office:value-type="string" calcext:value-type="string">
            <text:p>butterworth</text:p>
          </table:table-cell>
          <table:table-cell table:number-columns-repeated="2"/>
          <table:table-cell table:formula="of:=[.H34]*2" office:value-type="string" office:string-value="" calcext:value-type="error">
            <text:p>#ARG!</text:p>
          </table:table-cell>
          <table:table-cell/>
          <table:table-cell office:value-type="string" calcext:value-type="string">
            <text:p>lowpass</text:p>
          </table:table-cell>
        </table:table-row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FR</text:p>
          </table:table-cell>
          <table:table-cell table:formula="of:=[.H35]*2" office:value-type="string" office:string-value="" calcext:value-type="error">
            <text:p>#ARG!</text:p>
          </table:table-cell>
          <table:table-cell/>
          <table:table-cell office:value-type="string" calcext:value-type="string">
            <text:p>Qt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0nH</text:p>
          </table:table-cell>
          <table:table-cell table:number-columns-repeated="2"/>
          <table:table-cell office:value-type="string" calcext:value-type="string">
            <text:p>MLG1005SR16JTD25</text:p>
          </table:table-cell>
          <table:table-cell table:formula="of:=[.H36]*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0nH</text:p>
          </table:table-cell>
          <table:table-cell table:number-columns-repeated="2"/>
          <table:table-cell office:value-type="string" calcext:value-type="string">
            <text:p>LQG15HSR27J02D</text:p>
          </table:table-cell>
          <table:table-cell table:formula="of:=[.H37]*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pF</text:p>
          </table:table-cell>
          <table:table-cell table:number-columns-repeated="2"/>
          <table:table-cell office:value-type="string" calcext:value-type="string">
            <text:p>GRM1555C1H240JA01D</text:p>
          </table:table-cell>
          <table:table-cell table:formula="of:=[.H38]*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0pF</text:p>
          </table:table-cell>
          <table:table-cell table:number-columns-repeated="2"/>
          <table:table-cell office:value-type="string" calcext:value-type="string">
            <text:p>VJ0805A101JXBMC</text:p>
          </table:table-cell>
          <table:table-cell table:formula="of:=[.H39]*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tenna</text:p>
          </table:table-cell>
          <table:table-cell table:number-columns-repeated="4"/>
          <table:table-cell table:formula="of:=[.H40]*2" office:value-type="string" office:string-value="" calcext:value-type="error">
            <text:p>#ARG!</text:p>
          </table:table-cell>
          <table:table-cell/>
          <table:table-cell office:value-type="string" calcext:value-type="string">
            <text:p>antenna</text:p>
          </table:table-cell>
        </table:table-row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FR</text:p>
          </table:table-cell>
          <table:table-cell table:formula="of:=[.H41]*2" office:value-type="string" office:string-value="" calcext:value-type="error">
            <text:p>#ARG!</text:p>
          </table:table-cell>
          <table:table-cell/>
          <table:table-cell office:value-type="string" calcext:value-type="string">
            <text:p>Q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2</text:p>
          </table:table-cell>
          <table:table-cell office:value-type="string" calcext:value-type="string">
            <text:p>Resettable fuse</text:p>
          </table:table-cell>
          <table:table-cell office:value-type="string" calcext:value-type="string">
            <text:p>0ZCJ0020FF2E</text:p>
          </table:table-cell>
          <table:table-cell table:formula="of:=[.H42]*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2</text:p>
          </table:table-cell>
          <table:table-cell office:value-type="string" calcext:value-type="string">
            <text:p>Resettable fuse</text:p>
          </table:table-cell>
          <table:table-cell office:value-type="string" calcext:value-type="string">
            <text:p>0ZCG0110FF2C</text:p>
          </table:table-cell>
          <table:table-cell table:formula="of:=[.H43]*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1O, D2O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FM4007W-W</text:p>
          </table:table-cell>
          <table:table-cell table:formula="of:=[.H44]*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SSA33L-E3/5AT</text:p>
          </table:table-cell>
          <table:table-cell table:formula="of:=[.H45]*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1O, L11</text:p>
          </table:table-cell>
          <table:table-cell office:value-type="string" calcext:value-type="string">
            <text:p>INDUCTOR, European symbol</text:p>
          </table:table-cell>
          <table:table-cell office:value-type="string" calcext:value-type="string">
            <text:p>RLB0914-101KL</text:p>
          </table:table-cell>
          <table:table-cell table:formula="of:=[.H46]*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8O2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AS08J1000ET</text:p>
          </table:table-cell>
          <table:table-cell table:formula="of:=[.H47]*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1, C2, C3, C3O1, C4, C5, C6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C0805C104K5RACTU</text:p>
          </table:table-cell>
          <table:table-cell table:formula="of:=[.H48]*2" office:value-type="float" office:value="14" calcext:value-type="float">
            <text:p>14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C5O, C6O</text:p>
          </table:table-cell>
          <table:table-cell office:value-type="string" calcext:value-type="string">
            <text:p>POLARIZED CAPACITOR, European symbol</text:p>
          </table:table-cell>
          <table:table-cell office:value-type="string" calcext:value-type="string">
            <text:p>107CKS035M</text:p>
          </table:table-cell>
          <table:table-cell table:formula="of:=[.H49]*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SG73S2ATTD106J</text:p>
          </table:table-cell>
          <table:table-cell table:formula="of:=[.H50]*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1, R2, R5, R7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AS08J1002ET</text:p>
          </table:table-cell>
          <table:table-cell table:formula="of:=[.H51]*2"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8O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AS08J1001ET</text:p>
          </table:table-cell>
          <table:table-cell table:formula="of:=[.H52]*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N3819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N-Channel Junction FET</text:p>
          </table:table-cell>
          <table:table-cell office:value-type="string" calcext:value-type="string">
            <text:p>2N3819 or 2N4859</text:p>
          </table:table-cell>
          <table:table-cell table:formula="of:=[.H53]*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SG73P2ATTD222J</text:p>
          </table:table-cell>
          <table:table-cell table:formula="of:=[.H54]*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PN Transistror</text:p>
          </table:table-cell>
          <table:table-cell office:value-type="string" calcext:value-type="string">
            <text:p>MMBT5089LT1G</text:p>
          </table:table-cell>
          <table:table-cell table:formula="of:=[.H55]*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2N5109 </text:p>
          </table:table-cell>
          <table:table-cell table:formula="of:=[.H56]*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n5089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NPN Transistror</text:p>
          </table:table-cell>
          <table:table-cell office:value-type="string" calcext:value-type="string">
            <text:p>2N3866</text:p>
          </table:table-cell>
          <table:table-cell table:formula="of:=[.H57]*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SG73S2ATTD472J</text:p>
          </table:table-cell>
          <table:table-cell table:formula="of:=[.H58]*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-1634506-1</text:p>
          </table:table-cell>
          <table:table-cell office:value-type="string" calcext:value-type="string">
            <text:p>X4, X5, X6</text:p>
          </table:table-cell>
          <table:table-cell office:value-type="string" calcext:value-type="string">
            <text:p>BNC CONNECTOR</text:p>
          </table:table-cell>
          <table:table-cell office:value-type="string" calcext:value-type="string">
            <text:p>5-1634506-1</text:p>
          </table:table-cell>
          <table:table-cell table:formula="of:=[.H59]*2"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2R</text:p>
          </table:table-cell>
          <table:table-cell office:value-type="string" calcext:value-type="string">
            <text:p>R8O1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SG73S2ATTD820J</text:p>
          </table:table-cell>
          <table:table-cell table:formula="of:=[.H60]*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pper plate</text:p>
          </table:table-cell>
          <table:table-cell office:value-type="string" calcext:value-type="string">
            <text:p>TP1</text:p>
          </table:table-cell>
          <table:table-cell office:value-type="string" calcext:value-type="string">
            <text:p>Test pad</text:p>
          </table:table-cell>
          <table:table-cell office:value-type="string" calcext:value-type="string">
            <text:p>LHL08TB100K</text:p>
          </table:table-cell>
          <table:table-cell table:formula="of:=[.H61]*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eiver</text:p>
          </table:table-cell>
          <table:table-cell table:number-columns-repeated="4"/>
          <table:table-cell table:formula="of:=[.H62]*2" office:value-type="string" office:string-value="" calcext:value-type="error">
            <text:p>#ARG!</text:p>
          </table:table-cell>
          <table:table-cell/>
          <table:table-cell office:value-type="string" calcext:value-type="string">
            <text:p>receiver</text:p>
          </table:table-cell>
        </table:table-row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FR</text:p>
          </table:table-cell>
          <table:table-cell table:formula="of:=[.H63]*2" office:value-type="string" office:string-value="" calcext:value-type="error">
            <text:p>#ARG!</text:p>
          </table:table-cell>
          <table:table-cell/>
          <table:table-cell office:value-type="string" calcext:value-type="string">
            <text:p>Q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0ZCG0150BF2C</text:p>
          </table:table-cell>
          <table:table-cell table:formula="of:=[.H64]*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2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SSA33L-E3/5AT</text:p>
          </table:table-cell>
          <table:table-cell table:formula="of:=[.H65]*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720-LGR971-KN-1</text:p>
          </table:table-cell>
          <table:table-cell table:formula="of:=[.H66]*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C5</text:p>
          </table:table-cell>
          <table:table-cell/>
          <table:table-cell office:value-type="string" calcext:value-type="string">
            <text:p>LTC2208CUP</text:p>
          </table:table-cell>
          <table:table-cell table:formula="of:=[.H67]*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C2</text:p>
          </table:table-cell>
          <table:table-cell/>
          <table:table-cell office:value-type="string" calcext:value-type="string">
            <text:p>LTC6405IMS8E</text:p>
          </table:table-cell>
          <table:table-cell table:formula="of:=[.H68]*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P1</text:p>
          </table:table-cell>
          <table:table-cell office:value-type="string" calcext:value-type="string">
            <text:p>PIN HEADER</text:p>
          </table:table-cell>
          <table:table-cell office:value-type="string" calcext:value-type="string">
            <text:p>20021121-00008C4LF</text:p>
          </table:table-cell>
          <table:table-cell table:formula="of:=[.H69]*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V1</text:p>
          </table:table-cell>
          <table:table-cell/>
          <table:table-cell office:value-type="string" calcext:value-type="string">
            <text:p>929975-01-20</text:p>
          </table:table-cell>
          <table:table-cell table:formula="of:=[.H70]*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1</text:p>
          </table:table-cell>
          <table:table-cell/>
          <table:table-cell office:value-type="string" calcext:value-type="string">
            <text:p>SY100EPT22VZG-TR</text:p>
          </table:table-cell>
          <table:table-cell table:formula="of:=[.H71]*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C3</text:p>
          </table:table-cell>
          <table:table-cell/>
          <table:table-cell office:value-type="string" calcext:value-type="string">
            <text:p>595-TPS73733DCQR</text:p>
          </table:table-cell>
          <table:table-cell table:formula="of:=[.H72]*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3, R4, R5, R6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RC0805FR-07100RL</text:p>
          </table:table-cell>
          <table:table-cell table:formula="of:=[.H73]*2"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1, C2, C3, C4, C5, C8, C16, C17, C18, C23, C24, C25, C26, C27, C28, C29, C30, C31, C36, C37, C42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C0805C104K5RACTU</text:p>
          </table:table-cell>
          <table:table-cell table:formula="of:=[.H74]*2" office:value-type="float" office:value="42" calcext:value-type="float">
            <text:p>42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C0805C101J5GACTU</text:p>
          </table:table-cell>
          <table:table-cell table:formula="of:=[.H75]*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POLARIZED CAPACITOR, European symbol</text:p>
          </table:table-cell>
          <table:table-cell office:value-type="string" calcext:value-type="string">
            <text:p>VE-470M1ETR-0605</text:p>
          </table:table-cell>
          <table:table-cell table:formula="of:=[.H76]*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7, R8, R9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RC0805FR-0710KL</text:p>
          </table:table-cell>
          <table:table-cell table:formula="of:=[.H77]*2"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39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C0805C103K5RACTU</text:p>
          </table:table-cell>
          <table:table-cell table:formula="of:=[.H78]*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40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GRM21BR61E106MA73L</text:p>
          </table:table-cell>
          <table:table-cell table:formula="of:=[.H79]*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VJ0805G106KXQTW1BC</text:p>
          </table:table-cell>
          <table:table-cell table:formula="of:=[.H80]*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0R</text:p>
          </table:table-cell>
          <table:table-cell office:value-type="string" calcext:value-type="string">
            <text:p>R11, R12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RC0805FR-07130RL</text:p>
          </table:table-cell>
          <table:table-cell table:formula="of:=[.H81]*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RC0805FR-071ML</text:p>
          </table:table-cell>
          <table:table-cell table:formula="of:=[.H82]*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,2u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VJ0805G225KXQTW1BC</text:p>
          </table:table-cell>
          <table:table-cell table:formula="of:=[.H83]*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,7p</text:p>
          </table:table-cell>
          <table:table-cell office:value-type="string" calcext:value-type="string">
            <text:p>C6, C7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VJ0805A2R7BXQPW1BC</text:p>
          </table:table-cell>
          <table:table-cell table:formula="of:=[.H84]*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RC0805FR-072K2L</text:p>
          </table:table-cell>
          <table:table-cell table:formula="of:=[.H85]*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,7u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08056D475KAT2A</text:p>
          </table:table-cell>
          <table:table-cell table:formula="of:=[.H86]*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,7u</text:p>
          </table:table-cell>
          <table:table-cell office:value-type="string" calcext:value-type="string">
            <text:p>C21, C35, C38, C41, C43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JMK212BJ475KG-T</text:p>
          </table:table-cell>
          <table:table-cell table:formula="of:=[.H87]*2"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-1634506-1H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BNC CONNECTOR</text:p>
          </table:table-cell>
          <table:table-cell office:value-type="string" calcext:value-type="string">
            <text:p>5-1634506-1</text:p>
          </table:table-cell>
          <table:table-cell table:formula="of:=[.H88]*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1R</text:p>
          </table:table-cell>
          <table:table-cell office:value-type="string" calcext:value-type="string">
            <text:p>R1, R2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RC0805FR-0751RL</text:p>
          </table:table-cell>
          <table:table-cell table:formula="of:=[.H89]*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2R</text:p>
          </table:table-cell>
          <table:table-cell office:value-type="string" calcext:value-type="string">
            <text:p>R13, R14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RC0805FR-0782RL</text:p>
          </table:table-cell>
          <table:table-cell table:formula="of:=[.H90]*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DSOD232</text:p>
          </table:table-cell>
          <table:table-cell office:value-type="string" calcext:value-type="string">
            <text:p>D1</text:p>
          </table:table-cell>
          <table:table-cell/>
          <table:table-cell office:value-type="string" calcext:value-type="string">
            <text:p>CDSOD323-T03C</text:p>
          </table:table-cell>
          <table:table-cell table:formula="of:=[.H91]*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TC1-1T-2TR</text:p>
          </table:table-cell>
          <table:table-cell office:value-type="string" calcext:value-type="string">
            <text:p>TR1</text:p>
          </table:table-cell>
          <table:table-cell office:value-type="string" calcext:value-type="string">
            <text:p>TRANSFORMER</text:p>
          </table:table-cell>
          <table:table-cell office:value-type="string" calcext:value-type="string">
            <text:p>ETC1-1T-2TR</text:p>
          </table:table-cell>
          <table:table-cell table:formula="of:=[.H92]*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errite bead</text:p>
          </table:table-cell>
          <table:table-cell office:value-type="string" calcext:value-type="string">
            <text:p>L4, L5, L6, L7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2508056017Y2</text:p>
          </table:table-cell>
          <table:table-cell table:formula="of:=[.H93]*2"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  <table:table-cell table:formula="of:=[.H94]*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H95]*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4"/>
          <table:table-cell office:value-type="string" calcext:value-type="string">
            <text:p>x2</text:p>
          </table:table-cell>
          <table:table-cell/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FR</text:p>
          </table:table-cell>
          <table:table-cell office:value-type="string" calcext:value-type="string">
            <text:p>x2</text:p>
          </table:table-cell>
          <table:table-cell/>
          <table:table-cell office:value-type="string" calcext:value-type="string">
            <text:p>Qt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6">00.00.0000</text:date>, <text:time style:data-style-name="N2" text:time-value="16:37:50.412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5T21:20:49.841000000</meta:creation-date>
    <dc:date>2015-11-26T16:38:05.349000000</dc:date>
    <meta:editing-duration>PT2H11M57S</meta:editing-duration>
    <meta:editing-cycles>46</meta:editing-cycles>
    <meta:generator>LibreOffice/4.4.3.2$Windows_x86 LibreOffice_project/88805f81e9fe61362df02b9941de8e38a9b5fd16</meta:generator>
    <meta:document-statistic meta:table-count="1" meta:cell-count="554" meta:object-count="0"/>
  </office:meta>
</office:document-meta>
</file>